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52cm" draw:marker-end-width="0.252cm" draw:fill="none" draw:fill-color="#729fcf" draw:textarea-horizontal-align="justify" draw:textarea-vertical-align="top" draw:auto-grow-height="false" fo:min-height="7.216cm" fo:min-width="4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04e4d" draw:marker-start-width="0.252cm" draw:marker-end-width="0.252cm" draw:fill="none" draw:fill-color="#729fcf" draw:textarea-horizontal-align="justify" draw:textarea-vertical-align="top" draw:auto-grow-height="false" fo:min-height="13.2cm" fo:min-width="4.8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454fa1" draw:marker-start-width="0.252cm" draw:marker-end-width="0.252cm" draw:fill="none" draw:fill-color="#729fcf" draw:textarea-horizontal-align="justify" draw:textarea-vertical-align="top" draw:auto-grow-height="false" fo:min-height="9.216cm" fo:min-width="4.866cm" fo:padding-top="0.142cm" fo:padding-bottom="0.142cm" fo:padding-left="0.267cm" fo:padding-right="0.267cm"/>
    </style:style>
    <style:style style:name="gr4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4.5cm"/>
    </style:style>
    <style:style style:name="gr5" style:family="graphic" style:parent-style-name="standard">
      <style:graphic-properties draw:fill="solid" draw:fill-color="#add58a" draw:textarea-horizontal-align="justify" draw:textarea-vertical-align="middle" draw:auto-grow-height="false" fo:min-height="1.35cm" fo:min-width="4.5cm"/>
    </style:style>
    <style:style style:name="gr6" style:family="graphic" style:parent-style-name="standard">
      <style:graphic-properties draw:fill="solid" draw:fill-color="#adc5e7" draw:textarea-horizontal-align="justify" draw:textarea-vertical-align="middle" draw:auto-grow-height="false" fo:min-height="1.35cm" fo:min-width="4.5cm"/>
    </style:style>
    <style:style style:name="gr7" style:family="graphic" style:parent-style-name="standard">
      <style:graphic-properties svg:stroke-width="0.035cm" svg:stroke-color="#454fa1" draw:marker-start-width="0.252cm" draw:marker-end-width="0.252cm" draw:fill="none" draw:fill-color="#729fcf" draw:textarea-horizontal-align="justify" draw:textarea-vertical-align="top" draw:auto-grow-height="false" fo:min-height="13.216cm" fo:min-width="4.866cm" fo:padding-top="0.142cm" fo:padding-bottom="0.142cm" fo:padding-left="0.267cm" fo:padding-right="0.267cm"/>
    </style:style>
    <style:style style:name="gr8" style:family="graphic" style:parent-style-name="standard">
      <style:graphic-properties draw:fill-color="#fffbcc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fill-color="#adc5e7" draw:textarea-horizontal-align="justify" draw:textarea-vertical-align="middle" draw:auto-grow-height="false" fo:min-height="0.25cm" fo:min-width="0.5cm"/>
    </style:style>
    <style:style style:name="gr10" style:family="graphic" style:parent-style-name="standard">
      <style:graphic-properties draw:fill-color="#89c765" draw:textarea-horizontal-align="justify" draw:textarea-vertical-align="middle" draw:auto-grow-height="false" fo:min-height="0.25cm" fo:min-width="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729fcf"/>
      <style:paragraph-properties fo:text-align="center"/>
      <style:text-properties fo:font-size="10pt" fo:font-weight="bold" style:font-size-asian="11pt" style:font-weight-asian="bold" style:font-size-complex="11pt" style:font-weight-complex="bold"/>
    </style:style>
    <style:style style:name="P5" style:family="paragraph">
      <style:text-properties fo:font-size="10pt"/>
    </style:style>
    <style:style style:name="P6" style:family="paragraph">
      <loext:graphic-properties draw:fill="solid" draw:fill-color="#fffbcc"/>
      <style:paragraph-properties fo:text-align="center"/>
      <style:text-properties fo:font-size="10pt"/>
    </style:style>
    <style:style style:name="P7" style:family="paragraph">
      <style:paragraph-properties fo:margin-top="0cm" fo:margin-bottom="0cm"/>
      <style:text-properties fo:font-size="10pt" style:font-size-asian="10pt" style:font-size-complex="10pt"/>
    </style:style>
    <style:style style:name="P8" style:family="paragraph">
      <loext:graphic-properties draw:fill="solid" draw:fill-color="#fffbcc"/>
      <style:paragraph-properties fo:margin-top="0cm" fo:margin-bottom="0cm" fo:text-align="center"/>
      <style:text-properties fo:font-size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solid" draw:fill-color="#add58a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adc5e7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b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adc5e7"/>
      <style:paragraph-properties fo:margin-top="0cm" fo:margin-bottom="0cm"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bcc"/>
      <style:paragraph-properties fo:margin-top="0cm" fo:margin-bottom="0cm" fo:text-align="center"/>
      <style:text-properties fo:font-size="10pt" style:font-size-asian="10pt" style:font-size-complex="10pt"/>
    </style:style>
    <style:style style:name="P15" style:family="paragraph">
      <loext:graphic-properties draw:fill-color="#fffbcc"/>
      <style:paragraph-properties fo:text-align="center"/>
    </style:style>
    <style:style style:name="P16" style:family="paragraph">
      <loext:graphic-properties draw:fill-color="#adc5e7"/>
      <style:paragraph-properties fo:text-align="center"/>
    </style:style>
    <style:style style:name="P17" style:family="paragraph">
      <loext:graphic-properties draw:fill-color="#89c765"/>
      <style:paragraph-properties fo:text-align="center"/>
    </style:style>
    <style:style style:name="P18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>
      <loext:graphic-properties draw:fill="none" draw:fill-color="#ffffff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 draw:fill-color="#ffffff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7.5cm" svg:x="7.8cm" svg:y="11cm">
          <text:p text:style-name="P1"><text:span text:style-name="T1">Other Issues in</text:span></text:p>
          <text:p text:style-name="P1"><text:span text:style-name="T1">Higher Edu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4cm" svg:height="13.484cm" draw:transform="skewX (-0.00575958653158129) rotate (-0.00575958653158117) translate (1.8cm 1cm)">
          <text:p text:style-name="P3"><text:span text:style-name="T2">Assess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9.5cm" svg:x="7.8cm" svg:y="1cm">
          <text:p text:style-name="P1"><text:span text:style-name="T1">Curriculum</text:span></text:p>
          <text:p text:style-name="P1"><text:span text:style-name="T1">Personalis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6cm" svg:x="14cm" svg:y="8.2cm">
          <text:p text:style-name="P5">PS17: Systems cannot be </text:p>
          <text:p text:style-name="P5">customised to fit assessment </text:p>
          <text:p text:style-name="P5">and grading mode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cm" svg:height="1.6cm" svg:x="14cm" svg:y="10.2cm">
          <text:p text:style-name="P7">PS7: Multiple systems used </text:p>
          <text:p text:style-name="P7">in concoction without login </text:p>
          <text:p text:style-name="P7">integration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2cm" svg:y="8.2cm">
          <text:p text:style-name="P9"><text:span text:style-name="T3">PS4: Oral defence may be </text:span></text:p>
          <text:p text:style-name="P9"><text:span text:style-name="T3">necessary to validate </text:span></text:p>
          <text:p text:style-name="P9"><text:span text:style-name="T3">assess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2cm" svg:y="2.2cm">
          <text:p><text:span text:style-name="T3">PS1: Poor communication </text:span></text:p>
          <text:p><text:span text:style-name="T3">of assessment expect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2cm" svg:y="4.2cm">
          <text:p><text:span text:style-name="T3">PS2: Lack of practice and </text:span></text:p>
          <text:p><text:span text:style-name="T3">formative feedback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2cm" svg:y="6.2cm">
          <text:p><text:span text:style-name="T3">PS3: Lack of standardisation </text:span></text:p>
          <text:p><text:span text:style-name="T3">in marking criteri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1.6cm" svg:x="2cm" svg:y="10.2cm">
          <text:p><text:span text:style-name="T3">PS5: Lack of feedback and </text:span></text:p>
          <text:p><text:span text:style-name="T3">procedural transparency in </text:span></text:p>
          <text:p><text:span text:style-name="T3">terminal assess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5cm" svg:height="1.6cm" svg:x="8cm" svg:y="6.2cm">
          <text:p text:style-name="P9"><text:span text:style-name="T3">PS7: National regulations </text:span></text:p>
          <text:p text:style-name="P9"><text:span text:style-name="T3">requiring programme </text:span></text:p>
          <text:p text:style-name="P9"><text:span text:style-name="T3">outcomes and specifications </text:span></text:p>
          <text:p text:style-name="P9"><text:span text:style-name="T3">deters mov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8cm" svg:y="2.2cm">
          <text:p><text:span text:style-name="T3">PS7: Demand for multi-</text:span></text:p>
          <text:p><text:span text:style-name="T3">disciplinary degree offer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cm" svg:height="1.6cm" svg:x="8cm" svg:y="4.2cm">
          <text:p><text:span text:style-name="T3">PS8: Dedicated support </text:span></text:p>
          <text:p><text:span text:style-name="T3">and guidance is necessary </text:span></text:p>
          <text:p><text:span text:style-name="T3">for increased customis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1.6cm" svg:x="8cm" svg:y="8.2cm">
          <text:p text:style-name="P9"><text:span text:style-name="T3">PS10: Managing study load </text:span></text:p>
          <text:p text:style-name="P9"><text:span text:style-name="T3">for multi-disciplinary courses </text:span></text:p>
          <text:p text:style-name="P9"><text:span text:style-name="T3">may be difficult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5cm" svg:height="1.6cm" svg:x="8cm" svg:y="6.2cm">
          <text:p text:style-name="P9"><text:span text:style-name="T3">PS9: National regulations </text:span></text:p>
          <text:p text:style-name="P9"><text:span text:style-name="T3">deter move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4cm" svg:height="13.5cm" svg:x="13.8cm" svg:y="1cm">
          <text:p text:style-name="P1"><text:span text:style-name="T1">Other Issues in</text:span></text:p>
          <text:p text:style-name="P1"><text:span text:style-name="T1">E-Learning System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cm" svg:height="1.6cm" svg:x="14cm" svg:y="2.2cm">
          <text:p text:style-name="P7"><text:span text:style-name="T3">PS14: Fine grained access </text:span></text:p>
          <text:p text:style-name="P7"><text:span text:style-name="T3">control for learning history </text:span></text:p>
          <text:p text:style-name="P7"><text:span text:style-name="T3">needed to preserve privac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1.6cm" svg:x="14cm" svg:y="4.2cm">
          <text:p><text:span text:style-name="T3">PS15: Poor mobile friendli-</text:span></text:p>
          <text:p><text:span text:style-name="T3">ness in many e-Learning </text:span></text:p>
          <text:p><text:span text:style-name="T3">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5cm" svg:height="1.6cm" svg:x="14cm" svg:y="6.2cm">
          <text:p><text:span text:style-name="T3">PS16: Real world learning </text:span></text:p>
          <text:p><text:span text:style-name="T3">activities not captured in </text:span></text:p>
          <text:p><text:span text:style-name="T3">course management system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1.6cm" svg:x="8cm" svg:y="12.2cm">
          <text:p><text:span text:style-name="T3">PS11: More support, </text:span></text:p>
          <text:p><text:span text:style-name="T3">interaction and </text:span></text:p>
          <text:p><text:span text:style-name="T3">engagement needed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1.6cm" svg:x="8cm" svg:y="14.2cm">
          <text:p><text:span text:style-name="T3">PS12: Administrative </text:span></text:p>
          <text:p><text:span text:style-name="T3">middlemen causing delays </text:span></text:p>
          <text:p><text:span text:style-name="T3">and bottlenecks in institu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1.6cm" svg:x="8cm" svg:y="16.2cm">
          <text:p text:style-name="P5">PS13: Lack of support on </text:p>
          <text:p text:style-name="P5">self-regulated learning skills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5cm" svg:height="1.6cm" svg:x="2cm" svg:y="12.2cm">
          <text:p><text:span text:style-name="T3">PS6: The need for synoptic </text:span></text:p>
          <text:p><text:span text:style-name="T3">(cross-topics) assess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5cm" svg:height="1.6cm" svg:x="14cm" svg:y="10.2cm">
          <text:p text:style-name="P7">PS18: Multiple systems used </text:p>
          <text:p text:style-name="P7">in concoction without login </text:p>
          <text:p text:style-name="P7">integration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cm" svg:height="1.6cm" svg:x="14cm" svg:y="12.2cm">
          <text:p text:style-name="P7">PS19: Lower trust and value </text:p>
          <text:p text:style-name="P7">associated with online </text:p>
          <text:p text:style-name="P7">institutions and programme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0.5cm" svg:x="2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cm" svg:height="0.5cm" svg:x="2cm" svg:y="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cm" svg:height="0.5cm" svg:x="2cm" svg:y="18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1.755cm" svg:height="0.645cm" svg:x="1.99cm" svg:y="14.978cm">
          <draw:text-box>
            <text:p text:style-name="P18"><text:span text:style-name="T4">Legend</text:span></text:p>
          </draw:text-box>
        </draw:frame>
        <draw:frame draw:style-name="gr11" draw:text-style-name="P21" draw:layer="layout" svg:width="3.745cm" svg:height="0.645cm" svg:x="3.055cm" svg:y="15.944cm">
          <draw:text-box>
            <text:p text:style-name="P20"><text:span text:style-name="T5">Raised by Educators</text:span></text:p>
          </draw:text-box>
        </draw:frame>
        <draw:frame draw:style-name="gr11" draw:text-style-name="P21" draw:layer="layout" svg:width="3.546cm" svg:height="0.645cm" svg:x="3.055cm" svg:y="16.955cm">
          <draw:text-box>
            <text:p text:style-name="P20"><text:span text:style-name="T5">Raised by Students</text:span></text:p>
          </draw:text-box>
        </draw:frame>
        <draw:frame draw:style-name="gr11" draw:text-style-name="P21" draw:layer="layout" svg:width="2.881cm" svg:height="0.645cm" svg:x="3.055cm" svg:y="17.922cm">
          <draw:text-box>
            <text:p text:style-name="P20"><text:span text:style-name="T5">Ra</text:span><text:span text:style-name="T5">ise</text:span><text:span text:style-name="T5">d </text:span><text:span text:style-name="T5">by </text:span><text:span text:style-name="T5">Bo</text:span><text:span text:style-name="T5">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22:23:38.786544680</meta:creation-date>
    <dc:date>2018-02-24T23:33:02.678241492</dc:date>
    <meta:editing-duration>PT36M34S</meta:editing-duration>
    <meta:editing-cycles>10</meta:editing-cycles>
    <meta:generator>LibreOffice/5.4.5.1$Linux_X86_64 LibreOffice_project/40m0$Build-1</meta:generator>
    <meta:document-statistic meta:object-count="32"/>
  </office:meta>
</office:document-meta>
</file>